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304cm" style:rel-column-width="2440*"/>
    </style:style>
    <style:style style:name="Tabla3.B" style:family="table-column">
      <style:table-column-properties style:column-width="10.495cm" style:rel-column-width="5950*"/>
    </style:style>
    <style:style style:name="Tabla3.C" style:family="table-column">
      <style:table-column-properties style:column-width="2.201cm" style:rel-column-width="124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198cm" style:rel-column-width="2380*"/>
    </style:style>
    <style:style style:name="Tabla4.B" style:family="table-column">
      <style:table-column-properties style:column-width="10.795cm" style:rel-column-width="6120*"/>
    </style:style>
    <style:style style:name="Tabla4.C" style:family="table-column">
      <style:table-column-properties style:column-width="2.007cm" style:rel-column-width="113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normal" officeooo:rsid="00986520" officeooo:paragraph-rsid="0015e6ea" style:font-weight-asian="normal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normal" officeooo:rsid="00986520" officeooo:paragraph-rsid="0015e6ea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986520" officeooo:paragraph-rsid="0015e6ea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a17f40" officeooo:paragraph-rsid="0015e6ea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a2df6a" officeooo:paragraph-rsid="0015e6e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9a82dd" officeooo:paragraph-rsid="0015e6ea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paragraph-rsid="0015e6ea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9a2ed5" officeooo:paragraph-rsid="0015e6ea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9c0d99" officeooo:paragraph-rsid="0015e6ea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9cacb0" officeooo:paragraph-rsid="0015e6ea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e63d2" officeooo:paragraph-rsid="0015e6e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a0ab78" officeooo:paragraph-rsid="0015e6ea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a2df6a" officeooo:paragraph-rsid="0015e6e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paragraph-rsid="0015e6ea" style:font-weight-asian="bold" style:font-weight-complex="bold"/>
    </style:style>
    <style:style style:name="T1" style:family="text">
      <style:text-properties officeooo:rsid="00a2df6a"/>
    </style:style>
    <style:style style:name="T2" style:family="text">
      <style:text-properties officeooo:rsid="009a82dd"/>
    </style:style>
    <style:style style:name="T3" style:family="text">
      <style:text-properties officeooo:rsid="00a347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GLOSE DE PARTES</text:p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218869176160">
          <table:table-cell table:style-name="Tabla3.A1" office:value-type="string">
            <text:p text:style-name="P3">TAREA</text:p>
          </table:table-cell>
          <table:table-cell table:style-name="Tabla3.A1" office:value-type="string">
            <text:p text:style-name="P3">SUBTAREA</text:p>
          </table:table-cell>
          <table:table-cell table:style-name="Tabla3.C1" office:value-type="string">
            <text:p text:style-name="P3">HORAS</text:p>
          </table:table-cell>
        </table:table-row>
        <table:table-row table:style-name="TableLine94218869176160">
          <table:table-cell table:style-name="Tabla3.A2" office:value-type="string">
            <text:p text:style-name="P4">Planificación inicial</text:p>
          </table:table-cell>
          <table:table-cell table:style-name="Tabla3.A2" office:value-type="string">
            <text:p text:style-name="P4">Recopilar las intenciones del proyecto, su alcance y la forma de afrontarlo</text:p>
          </table:table-cell>
          <table:table-cell table:style-name="Tabla3.C2" office:value-type="string">
            <text:p text:style-name="P4">30</text:p>
          </table:table-cell>
        </table:table-row>
        <table:table-row table:style-name="TableLine94218869176160">
          <table:table-cell table:style-name="Tabla3.A2" table:number-rows-spanned="2" office:value-type="string">
            <text:p text:style-name="P4">Investigación y formación</text:p>
          </table:table-cell>
          <table:table-cell table:style-name="Tabla3.A2" office:value-type="string">
            <text:p text:style-name="P4">Investigación de las tecnologías y la viabilidad de cada <text:s/>una. Contrastar las ventajas e inconvenientes de cada tecnología</text:p>
          </table:table-cell>
          <table:table-cell table:style-name="Tabla3.C2" office:value-type="string">
            <text:p text:style-name="P4"><text:span text:style-name="T1">1</text:span>0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5">Formación en cada una de estas tecnologías</text:p>
          </table:table-cell>
          <table:table-cell table:style-name="Tabla3.C2" office:value-type="string">
            <text:p text:style-name="P5">20</text:p>
          </table:table-cell>
        </table:table-row>
        <table:table-row table:style-name="TableLine94218869176160">
          <table:table-cell table:style-name="Tabla3.A2" table:number-rows-spanned="2" office:value-type="string">
            <text:p text:style-name="P3">Lectura de datos con Arduino y los sensores</text:p>
          </table:table-cell>
          <table:table-cell table:style-name="Tabla3.A2" office:value-type="string">
            <text:p text:style-name="P3">Montaje del cableado entre Arduino y los sensores</text:p>
          </table:table-cell>
          <table:table-cell table:style-name="Tabla3.C2" office:value-type="string">
            <text:p text:style-name="P6">10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8">Lecturas de datos de <text:span text:style-name="T2">cada sensor</text:span> desde el programa de Arduino</text:p>
          </table:table-cell>
          <table:table-cell table:style-name="Tabla3.C2" office:value-type="string">
            <text:p text:style-name="P8"><text:span text:style-name="T2">2</text:span>0</text:p>
          </table:table-cell>
        </table:table-row>
        <table:table-row table:style-name="TableLine94218869176160">
          <table:table-cell table:style-name="Tabla3.A2" table:number-rows-spanned="4" office:value-type="string">
            <text:p text:style-name="P6">Conexión entre Arduino y Raspberry pi para persistir los datos</text:p>
          </table:table-cell>
          <table:table-cell table:style-name="Tabla3.A2" office:value-type="string">
            <text:p text:style-name="P6">Comunicar Arduino y Raspberry pi desde sus respectivos programas. Paso de los datos leídos a la Raspberry pi</text:p>
          </table:table-cell>
          <table:table-cell table:style-name="Tabla3.C2" office:value-type="string">
            <text:p text:style-name="P6">10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6">Diseño de la base de datos que residirá en la Raspberry pi</text:p>
          </table:table-cell>
          <table:table-cell table:style-name="Tabla3.C2" office:value-type="string">
            <text:p text:style-name="P6">5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6">Crear la base de datos en la Raspberry pi para guardar los datos</text:p>
          </table:table-cell>
          <table:table-cell table:style-name="Tabla3.C2" office:value-type="string">
            <text:p text:style-name="P6">5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6">En el programa que se ejecutara en la Raspberry pi que lee los datos persistir estos datos en la base de datos</text:p>
          </table:table-cell>
          <table:table-cell table:style-name="Tabla3.C2" office:value-type="string">
            <text:p text:style-name="P6">10</text:p>
          </table:table-cell>
        </table:table-row>
        <table:table-row table:style-name="TableLine94218869176160">
          <table:table-cell table:style-name="Tabla3.A2" table:number-rows-spanned="3" office:value-type="string">
            <text:p text:style-name="P9">Visualización de los datos en la web</text:p>
          </table:table-cell>
          <table:table-cell table:style-name="Tabla3.A2" office:value-type="string">
            <text:p text:style-name="P9">Diseño de la base de datos para la web y generar la base de datos</text:p>
          </table:table-cell>
          <table:table-cell table:style-name="Tabla3.C2" office:value-type="string">
            <text:p text:style-name="P9">6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9">Inicio del backend con los micro servicios que admiten los datos por micro llamadas y los retornan a petición de otras micro llamadas</text:p>
          </table:table-cell>
          <table:table-cell table:style-name="Tabla3.C2" office:value-type="string">
            <text:p text:style-name="P9">12</text:p>
          </table:table-cell>
        </table:table-row>
        <table:table-row table:style-name="TableLine94218869176160">
          <table:covered-table-cell/>
          <table:table-cell table:style-name="Tabla3.A2" office:value-type="string">
            <text:p text:style-name="P9">Inicio del frontend que lee los datos mediante micro servicios y mostrar sus últimos valores en la web</text:p>
          </table:table-cell>
          <table:table-cell table:style-name="Tabla3.C2" office:value-type="string">
            <text:p text:style-name="P9">1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eLine94218673349488">
          <table:table-cell table:style-name="Tabla4.A1" office:value-type="string">
            <text:p text:style-name="P3">TAREA</text:p>
          </table:table-cell>
          <table:table-cell table:style-name="Tabla4.A1" office:value-type="string">
            <text:p text:style-name="P3">SUBTAREA</text:p>
          </table:table-cell>
          <table:table-cell table:style-name="Tabla4.C1" office:value-type="string">
            <text:p text:style-name="P3">HORAS</text:p>
          </table:table-cell>
        </table:table-row>
        <table:table-row table:style-name="TableLine94218673349488">
          <table:table-cell table:style-name="Tabla4.A2" table:number-rows-spanned="5" office:value-type="string">
            <text:p text:style-name="P10">Realización del login en la web y gestión de los usuarios</text:p>
          </table:table-cell>
          <table:table-cell table:style-name="Tabla4.A2" office:value-type="string">
            <text:p text:style-name="P10">Creación de la tabla con sus relaciones en la base de datos y sus correspondientes micro servicios administrando el identificador de sesión.</text:p>
          </table:table-cell>
          <table:table-cell table:style-name="Tabla4.C2" office:value-type="string">
            <text:p text:style-name="P11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1">Realización del CRUD mediante llamadas en el frontend</text:p>
          </table:table-cell>
          <table:table-cell table:style-name="Tabla4.C2" office:value-type="string">
            <text:p text:style-name="P11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1">Implementación de la creación de tablas rápidamente en Angular</text:p>
          </table:table-cell>
          <table:table-cell table:style-name="Tabla4.C2" office:value-type="string">
            <text:p text:style-name="P11">7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1">Implementación de la creación de formularios emergentes rápidamente con Angular</text:p>
          </table:table-cell>
          <table:table-cell table:style-name="Tabla4.C2" office:value-type="string">
            <text:p text:style-name="P11">7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1">Gestión de los usuarios con sus visualizaciones, filtros y su correspondiente CRUD y login desde el frontend</text:p>
          </table:table-cell>
          <table:table-cell table:style-name="Tabla4.C2" office:value-type="string">
            <text:p text:style-name="P11">6</text:p>
          </table:table-cell>
        </table:table-row>
        <table:table-row table:style-name="TableLine94218673349488">
          <table:table-cell table:style-name="Tabla4.A2" table:number-rows-spanned="4" office:value-type="string">
            <text:p text:style-name="P12">Interactuar con maquinaria remota desde la web</text:p>
          </table:table-cell>
          <table:table-cell table:style-name="Tabla4.A2" office:value-type="string">
            <text:p text:style-name="P12">Modificar las bases de datos para esta funcionalidad</text:p>
          </table:table-cell>
          <table:table-cell table:style-name="Tabla4.C2" office:value-type="string">
            <text:p text:style-name="P12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2">Modificar los micro servicios para esta funcionalidad</text:p>
          </table:table-cell>
          <table:table-cell table:style-name="Tabla4.C2" office:value-type="string">
            <text:p text:style-name="P12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2">Modificar la interacción entre Raspberry pi y Arduino para que Arduino pueda tener salidas electrónicas</text:p>
          </table:table-cell>
          <table:table-cell table:style-name="Tabla4.C2" office:value-type="string">
            <text:p text:style-name="P12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12">Realizar la interfaz desde el frontend</text:p>
          </table:table-cell>
          <table:table-cell table:style-name="Tabla4.C2" office:value-type="string">
            <text:p text:style-name="P12">15</text:p>
          </table:table-cell>
        </table:table-row>
        <table:table-row table:style-name="TableLine94218673349488">
          <table:table-cell table:style-name="Tabla4.A2" table:number-rows-spanned="3" office:value-type="string">
            <text:p text:style-name="P4">Mostrar el historial de eventos y datos con sus filtros</text:p>
          </table:table-cell>
          <table:table-cell table:style-name="Tabla4.A2" office:value-type="string">
            <text:p text:style-name="P4">Modificar los micro servicios de acceso a los datos para que admitan parámetros de intervalos de fechas</text:p>
          </table:table-cell>
          <table:table-cell table:style-name="Tabla4.C2" office:value-type="string">
            <text:p text:style-name="P4">6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4">Realizar los filtros para recibir rangos de fechas en el frontend</text:p>
          </table:table-cell>
          <table:table-cell table:style-name="Tabla4.C2" office:value-type="string">
            <text:p text:style-name="P4">12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4">Mostrar gráficos de los datos requeridos en el frontend</text:p>
          </table:table-cell>
          <table:table-cell table:style-name="Tabla4.C2" office:value-type="string">
            <text:p text:style-name="P4">12</text:p>
          </table:table-cell>
        </table:table-row>
        <table:table-row table:style-name="TableLine94218673349488">
          <table:table-cell table:style-name="Tabla4.A2" table:number-rows-spanned="3" office:value-type="string">
            <text:p text:style-name="P4">Realizar simulaciones con muchos lugares remotos donde se toman datos</text:p>
          </table:table-cell>
          <table:table-cell table:style-name="Tabla4.A2" office:value-type="string">
            <text:p text:style-name="P4">Realizar programa que simule las llamadas de múltiples lugares que envían datos</text:p>
          </table:table-cell>
          <table:table-cell table:style-name="Tabla4.C2" office:value-type="string">
            <text:p text:style-name="P4">10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4">Combinar las entradas del programa con el prototipo físico realizado con Raspberry pi, Arduino y sensores</text:p>
          </table:table-cell>
          <table:table-cell table:style-name="Tabla4.C2" office:value-type="string">
            <text:p text:style-name="P4">5</text:p>
          </table:table-cell>
        </table:table-row>
        <table:table-row table:style-name="TableLine94218673349488">
          <table:covered-table-cell/>
          <table:table-cell table:style-name="Tabla4.A2" office:value-type="string">
            <text:p text:style-name="P4">Examinar el comportamiento del sistema y mejora de la simulación</text:p>
          </table:table-cell>
          <table:table-cell table:style-name="Tabla4.C2" office:value-type="string">
            <text:p text:style-name="P4">15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5" table:style-name="Tabla5">
        <table:table-column table:style-name="Tabla5.A" table:number-columns-repeated="3"/>
        <text:soft-page-break/>
        <table:table-row table:style-name="TableLine94218800979904">
          <table:table-cell table:style-name="Tabla5.A1" office:value-type="string">
            <text:p text:style-name="P3">TAREA</text:p>
          </table:table-cell>
          <table:table-cell table:style-name="Tabla5.A1" office:value-type="string">
            <text:p text:style-name="P3">SUBTAREA</text:p>
          </table:table-cell>
          <table:table-cell table:style-name="Tabla5.C1" office:value-type="string">
            <text:p text:style-name="P3">HORAS</text:p>
          </table:table-cell>
        </table:table-row>
        <table:table-row table:style-name="TableLine94218800979904">
          <table:table-cell table:style-name="Tabla5.A2" table:number-rows-spanned="3" office:value-type="string">
            <text:p text:style-name="P5">Valoración y mejora de la experiencia de usuario</text:p>
          </table:table-cell>
          <table:table-cell table:style-name="Tabla5.A2" office:value-type="string">
            <text:p text:style-name="P5">Internacionalización de la aplicación web</text:p>
          </table:table-cell>
          <table:table-cell table:style-name="Tabla5.C2" office:value-type="string">
            <text:p text:style-name="P5">15</text:p>
          </table:table-cell>
        </table:table-row>
        <table:table-row table:style-name="TableLine94218800979904">
          <table:covered-table-cell/>
          <table:table-cell table:style-name="Tabla5.A2" office:value-type="string">
            <text:p text:style-name="P5">Probar varios tipos de usuario abarcando todos los roles. Y todas las acciones para cada uno.</text:p>
          </table:table-cell>
          <table:table-cell table:style-name="Tabla5.C2" office:value-type="string">
            <text:p text:style-name="P5">7</text:p>
          </table:table-cell>
        </table:table-row>
        <table:table-row table:style-name="TableLine94218800979904">
          <table:covered-table-cell/>
          <table:table-cell table:style-name="Tabla5.A2" office:value-type="string">
            <text:p text:style-name="P5">Mejora de cada acción que puede hacer el usuario. Mejora del rendimiento en cada acción de la forma posible</text:p>
          </table:table-cell>
          <table:table-cell table:style-name="Tabla5.C2" office:value-type="string">
            <text:p text:style-name="P5">8</text:p>
          </table:table-cell>
        </table:table-row>
        <table:table-row table:style-name="TableLine94218800979904">
          <table:table-cell table:style-name="Tabla5.A2" office:value-type="string">
            <text:p text:style-name="P13">TOTAL <text:span text:style-name="T3">HORAS</text:span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3">300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21:47:12.467984824</meta:creation-date>
    <dc:date>2022-11-03T21:49:16.790615560</dc:date>
    <meta:editing-duration>PT2M5S</meta:editing-duration>
    <meta:editing-cycles>1</meta:editing-cycles>
    <meta:document-statistic meta:table-count="3" meta:image-count="0" meta:object-count="0" meta:page-count="3" meta:paragraph-count="82" meta:word-count="515" meta:character-count="2982" meta:non-whitespace-character-count="2548"/>
    <meta:generator>LibreOffice/6.4.7.2$Linux_X86_64 LibreOffice_project/40$Build-2</meta:generator>
  </office:meta>
</office:document-meta>
</file>